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5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3.593cm"/>
    </style:style>
    <style:style style:name="co6" style:family="table-column">
      <style:table-column-properties fo:break-before="auto" style:column-width="0.441cm"/>
    </style:style>
    <style:style style:name="co7" style:family="table-column">
      <style:table-column-properties fo:break-before="auto" style:column-width="3.399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_30__5f_TotauxNaturels">
      <style:table-cell-properties fo:background-color="#ffcc99"/>
    </style:style>
    <style:style style:name="ce4" style:family="table-cell" style:parent-style-name="_30__5f_EnTeteLigne" style:data-style-name="N37"/>
    <style:style style:name="ce5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eaux" table:style-name="ta1">
        <table:shapes>
          <draw:frame draw:z-index="0" draw:style-name="gr1" draw:text-style-name="P1" svg:width="24.161cm" svg:height="11.965cm" svg:x="0.001cm" svg:y="9.297cm">
            <draw:object draw:notify-on-update-of-ranges="Reseaux.I6:Reseaux.I16 Reseaux.J6:Reseaux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_30__5f_Titre" office:value-type="string">
            <text:p>Spéléométrie par réseaux</text:p>
          </table:table-cell>
          <table:table-cell table:style-name="_30__5f_Titre" table:number-columns-repeated="10"/>
          <table:table-cell/>
          <table:table-cell table:style-name="_30__5f_Titre" table:number-columns-repeated="1012"/>
        </table:table-row>
        <table:table-row table:style-name="ro2">
          <table:table-cell table:number-columns-repeated="9"/>
          <table:table-cell table:formula="of:=-[.J7]" office:value-type="float" office:value="-3460.75">
            <text:p>-3460,75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_30__5f_TotauxNaturels" table:formula="of:=SUM([.B6:.B45])" office:value-type="float" office:value="7761.18">
            <text:p>7 761</text:p>
          </table:table-cell>
          <table:table-cell table:style-name="_30__5f_TotauxNaturels" table:formula="of:=SUM([.C6:.C45])" office:value-type="float" office:value="3549.71">
            <text:p>3 550</text:p>
          </table:table-cell>
          <table:table-cell table:style-name="_30__5f_TotauxNaturels" table:formula="of:=SUM([.D6:.D45])" office:value-type="float" office:value="41.34">
            <text:p>41</text:p>
          </table:table-cell>
          <table:table-cell table:style-name="_30__5f_TotauxNaturels" table:formula="of:=SUM([.E6:.E45])" office:value-type="float" office:value="94.22">
            <text:p>94</text:p>
          </table:table-cell>
          <table:table-cell table:style-name="_30__5f_Speciaux" table:formula="of:=SUM([.F6:.F45])" office:value-type="float" office:value="3652.65">
            <text:p>3 653</text:p>
          </table:table-cell>
          <table:table-cell table:style-name="_30__5f_Artificiels" table:formula="of:=SUM([.G6:.G45])" office:value-type="float" office:value="0">
            <text:p>0</text:p>
          </table:table-cell>
          <table:table-cell table:style-name="_30__5f_Artificiels" table:formula="of:=SUM([.H6:.H45])" office:value-type="float" office:value="0">
            <text:p>0</text:p>
          </table:table-cell>
          <table:table-cell/>
          <table:table-cell table:style-name="_30__5f_TotauxNaturels" table:formula="of:=SUM([.J6:.J45])+[.J2]" office:value-type="float" office:value="11446.45">
            <text:p>11 44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style-name="_30__5f_HeaderColonnes" office:value-type="string">
            <text:p>Reseaux</text:p>
          </table:table-cell>
          <table:table-cell table:style-name="_30__5f_HeaderColonnes" office:value-type="string">
            <text:p>Fossiles</text:p>
          </table:table-cell>
          <table:table-cell table:style-name="_30__5f_HeaderColonnes" office:value-type="string">
            <text:p>Vadoses</text:p>
          </table:table-cell>
          <table:table-cell table:style-name="_30__5f_HeaderColonnes" office:value-type="string">
            <text:p>Ennoyables</text:p>
          </table:table-cell>
          <table:table-cell table:style-name="_30__5f_HeaderColonnes" office:value-type="string">
            <text:p>Siphons</text:p>
          </table:table-cell>
          <table:table-cell table:style-name="_30__5f_HeaderColonnes" office:value-type="string">
            <text:p>Spéciaux</text:p>
          </table:table-cell>
          <table:table-cell table:style-name="_30__5f_HeaderColonnes" office:value-type="string">
            <text:p>Tunnels</text:p>
          </table:table-cell>
          <table:table-cell table:style-name="_30__5f_HeaderColonnes" office:value-type="string">
            <text:p>Filons</text:p>
          </table:table-cell>
          <table:table-cell table:style-name="_30__5f_HeaderColonnes"/>
          <table:table-cell table:style-name="_30__5f_HeaderColonnes" office:value-type="string">
            <text:p>Total naturel</text:p>
          </table:table-cell>
          <table:table-cell table:style-name="_30__5f_HeaderColonnes"/>
          <table:table-cell/>
          <table:table-cell table:style-name="_30__5f_HeaderColonnes" table:number-columns-repeated="1012"/>
        </table:table-row>
        <table:table-row table:style-name="ro3">
          <table:table-cell table:style-name="_30__5f_EnTeteLigne" office:value-type="string">
            <text:p>1DD9E2</text:p>
          </table:table-cell>
          <table:table-cell table:style-name="_30__5f_Naturels" office:value-type="float" office:value="5966.45">
            <text:p>5 966</text:p>
          </table:table-cell>
          <table:table-cell table:style-name="_30__5f_Naturels" office:value-type="float" office:value="1648.3">
            <text:p>1 648</text:p>
          </table:table-cell>
          <table:table-cell table:style-name="_30__5f_Naturels" office:value-type="float" office:value="0">
            <text:p>0</text:p>
          </table:table-cell>
          <table:table-cell table:style-name="_30__5f_Naturels" office:value-type="float" office:value="94.22">
            <text:p>94</text:p>
          </table:table-cell>
          <table:table-cell table:style-name="_30__5f_Speciaux" office:value-type="float" office:value="75.75">
            <text:p>76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Gouffre des Charentais</text:p>
          </table:table-cell>
          <table:table-cell table:style-name="_30__5f_TotauxNaturels" table:formula="of:=SUM([.B6:.E6])" office:value-type="float" office:value="7708.97">
            <text:p>7 709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8000">
            <text:p>8000</text:p>
          </table:table-cell>
          <table:table-cell table:number-columns-repeated="4" table:style-name="_30__5f_Naturels" office:value-type="float" office:value="0">
            <text:p>0</text:p>
          </table:table-cell>
          <table:table-cell table:style-name="_30__5f_Speciaux" office:value-type="float" office:value="3460.75">
            <text:p>3 461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Topographies de surface</text:p>
          </table:table-cell>
          <table:table-cell table:style-name="ce3" table:formula="of:=[.F7]" office:value-type="float" office:value="3460.75">
            <text:p>3 461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800080">
            <text:p>800080</text:p>
          </table:table-cell>
          <table:table-cell table:style-name="_30__5f_Naturels" office:value-type="float" office:value="989.19">
            <text:p>989</text:p>
          </table:table-cell>
          <table:table-cell table:style-name="_30__5f_Naturels" office:value-type="float" office:value="1662.36">
            <text:p>1 662</text:p>
          </table:table-cell>
          <table:table-cell table:style-name="_30__5f_Naturels" office:value-type="float" office:value="41.34">
            <text:p>41</text:p>
          </table:table-cell>
          <table:table-cell table:style-name="_30__5f_Naturels" office:value-type="float" office:value="0">
            <text:p>0</text:p>
          </table:table-cell>
          <table:table-cell table:style-name="_30__5f_Speciaux" office:value-type="float" office:value="105.18">
            <text:p>105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Résurgence de la Hèche (post siphon)</text:p>
          </table:table-cell>
          <table:table-cell table:style-name="_30__5f_TotauxNaturels" table:formula="of:=SUM([.B8:.E8])" office:value-type="float" office:value="2692.89">
            <text:p>2 693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8000FF</text:p>
          </table:table-cell>
          <table:table-cell table:style-name="_30__5f_Naturels" office:value-type="float" office:value="400.04">
            <text:p>400</text:p>
          </table:table-cell>
          <table:table-cell table:style-name="_30__5f_Naturels" office:value-type="float" office:value="239.05">
            <text:p>239</text:p>
          </table:table-cell>
          <table:table-cell table:number-columns-repeated="2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Résurgence de la Hèche (entrée)</text:p>
          </table:table-cell>
          <table:table-cell table:style-name="_30__5f_TotauxNaturels" table:formula="of:=SUM([.B9:.E9])" office:value-type="float" office:value="639.09">
            <text:p>639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808080">
            <text:p>808080</text:p>
          </table:table-cell>
          <table:table-cell table:style-name="_30__5f_Naturels" office:value-type="float" office:value="147.71">
            <text:p>148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10.97">
            <text:p>11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Grottes du Pylone 34</text:p>
          </table:table-cell>
          <table:table-cell table:style-name="_30__5f_TotauxNaturels" table:formula="of:=SUM([.B10:.E10])" office:value-type="float" office:value="147.71">
            <text:p>148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80FF</text:p>
          </table:table-cell>
          <table:table-cell table:style-name="_30__5f_Naturels" office:value-type="float" office:value="151.35">
            <text:p>151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Grottes de Peyrère le Bas</text:p>
          </table:table-cell>
          <table:table-cell table:style-name="_30__5f_TotauxNaturels" table:formula="of:=SUM([.B11:.E11])" office:value-type="float" office:value="151.35">
            <text:p>151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C08080</text:p>
          </table:table-cell>
          <table:table-cell table:style-name="_30__5f_Naturels" office:value-type="float" office:value="44.59">
            <text:p>45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Grottes de Peyrère le Haut</text:p>
          </table:table-cell>
          <table:table-cell table:style-name="_30__5f_TotauxNaturels" table:formula="of:=SUM([.B12:.E12])" office:value-type="float" office:value="44.59">
            <text:p>45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FF0000</text:p>
          </table:table-cell>
          <table:table-cell table:style-name="_30__5f_Naturels" office:value-type="float" office:value="8.83">
            <text:p>9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Grottes du Noisetier 1</text:p>
          </table:table-cell>
          <table:table-cell table:style-name="_30__5f_TotauxNaturels" table:formula="of:=SUM([.B13:.E13])" office:value-type="float" office:value="8.83">
            <text:p>9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FF55AA</text:p>
          </table:table-cell>
          <table:table-cell table:style-name="_30__5f_Naturels" office:value-type="float" office:value="36.72">
            <text:p>37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Grottes du Noisetier Mur</text:p>
          </table:table-cell>
          <table:table-cell table:style-name="_30__5f_TotauxNaturels" table:formula="of:=SUM([.B14:.E14])" office:value-type="float" office:value="36.72">
            <text:p>37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FFBBBB</text:p>
          </table:table-cell>
          <table:table-cell table:style-name="_30__5f_Naturels" office:value-type="float" office:value="8.81">
            <text:p>9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Grottes du Noisetier 2</text:p>
          </table:table-cell>
          <table:table-cell table:style-name="_30__5f_TotauxNaturels" table:formula="of:=SUM([.B15:.E15])" office:value-type="float" office:value="8.81">
            <text:p>9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FFFF17</text:p>
          </table:table-cell>
          <table:table-cell table:style-name="_30__5f_Naturels" office:value-type="float" office:value="7.49">
            <text:p>7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 table:style-name="ce2" office:value-type="string">
            <text:p>Grottes du Noisetier 3</text:p>
          </table:table-cell>
          <table:table-cell table:style-name="_30__5f_TotauxNaturels" table:formula="of:=SUM([.B16:.E16])" office:value-type="float" office:value="7.49">
            <text:p>7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17:.E1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18:.E1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19:.E1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0:.E2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1:.E2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2:.E22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3:.E23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4:.E24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5:.E25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6:.E26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7:.E2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8:.E2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29:.E2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0:.E3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1:.E3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2:.E32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3:.E33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4:.E34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5:.E35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6:.E36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7:.E3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8:.E3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39:.E3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40:.E4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41:.E4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42:.E42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43:.E43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44:.E44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B45:.E45])" office:value-type="float" office:value="0">
            <text:p>0</text:p>
          </table:table-cell>
          <table:table-cell table:number-columns-repeated="1014"/>
        </table:table-row>
      </table:table>
      <table:table table:name="Dates" table:style-name="ta1">
        <table:shapes>
          <draw:frame draw:z-index="0" draw:style-name="gr1" draw:text-style-name="P1" svg:width="15.999cm" svg:height="8.999cm" svg:x="0cm" svg:y="19.6cm">
            <draw:object draw:notify-on-update-of-ranges="Dates.A6:Dates.A6 Dates.J6:Dates.J6 Dates.A7:Dates.A7 Dates.J7:Dates.J7 Dates.A8:Dates.A8 Dates.J8:Dates.J8 Dates.A9:Dates.A9 Dates.J9:Dates.J9 Dates.A10:Dates.A10 Dates.J10:Dates.J10 Dates.A11:Dates.A11 Dates.J11:Dates.J11 Dates.A12:Dates.A12 Dates.J12:Dates.J12 Dates.A13:Dates.A13 Dates.J13:Dates.J13 Dates.A14:Dates.A14 Dates.J14:Dates.J14 Dates.A15:Dates.A15 Dates.J15:Dates.J15 Dates.A16:Dates.A16 Dates.J16:Dates.J16 Dates.A17:Dates.A17 Dates.J17:Dates.J17 Dates.A18:Dates.A18 Dates.J18:Dates.J18 Dates.A19:Dates.A19 Dates.J19:Dates.J19 Dates.A20:Dates.A20 Dates.J20:Dates.J20 Dates.A21:Dates.A21 Dates.J21:Dates.J21 Dates.A22:Dates.A22 Dates.J22:Dates.J22 Dates.A23:Dates.A23 Dates.J23:Dates.J23 Dates.A24:Dates.A24 Dates.J24:Dates.J24 Dates.A25:Dates.A25 Dates.J25:Dates.J25 Dates.A26:Dates.A26 Dates.J26:Dates.J26 Dates.A27:Dates.A27 Dates.J27:Dates.J27 Dates.A28:Dates.A28 Dates.J28:Dates.J28 Dates.A29:Dates.A29 Dates.J29:Dates.J29 Dates.A30:Dates.A30 Dates.J30:Dates.J30 Dates.A31:Dates.A31 Dates.J31:Dates.J31 Dates.A32:Dates.A32 Dates.J32:Dates.J32 Dates.A33:Dates.A33 Dates.J33:Dates.J33 Dates.A34:Dates.A34 Dates.J34:Dates.J34 Dates.A35:Dates.A35 Dates.J35:Dates.J35 Dates.A36:Dates.A36 Dates.J36:Dates.J36 Dates.A37:Dates.A37 Dates.J37:Dates.J37 Dates.A38:Dates.A38 Dates.J38:Dates.J38 Dates.A39:Dates.A39 Dates.J39:Dates.J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4" table:default-cell-style-name="_30__5f_Naturels"/>
        <table:table-column table:style-name="co1" table:default-cell-style-name="_30__5f_Speciaux"/>
        <table:table-column table:style-name="co1" table:number-columns-repeated="2" table:default-cell-style-name="_30__5f_Artificiels"/>
        <table:table-column table:style-name="co4" table:default-cell-style-name="Default"/>
        <table:table-column table:style-name="co1" table:default-cell-style-name="_30__5f_TotauxNaturels"/>
        <table:table-column table:style-name="co1" table:number-columns-repeated="1014" table:default-cell-style-name="Default"/>
        <table:table-row table:style-name="ro1">
          <table:table-cell table:style-name="_30__5f_Titre" office:value-type="string">
            <text:p>Spéléométrie par dates</text:p>
          </table:table-cell>
          <table:table-cell table:style-name="_30__5f_Titre" table:number-columns-repeated="1023"/>
        </table:table-row>
        <table:table-row table:style-name="ro2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1"/>
          <table:table-cell table:style-name="_30__5f_TotauxNaturels" table:formula="of:=SUM([.B6:.B45])" office:value-type="float" office:value="7761.19">
            <text:p>7 761</text:p>
          </table:table-cell>
          <table:table-cell table:style-name="_30__5f_TotauxNaturels" table:formula="of:=SUM([.C6:.C45])" office:value-type="float" office:value="3549.71">
            <text:p>3 550</text:p>
          </table:table-cell>
          <table:table-cell table:style-name="_30__5f_TotauxNaturels" table:formula="of:=SUM([.D6:.D45])" office:value-type="float" office:value="41.34">
            <text:p>41</text:p>
          </table:table-cell>
          <table:table-cell table:style-name="_30__5f_TotauxNaturels" table:formula="of:=SUM([.E6:.E45])" office:value-type="float" office:value="94.22">
            <text:p>94</text:p>
          </table:table-cell>
          <table:table-cell table:formula="of:=SUM([.F6:.F45])" office:value-type="float" office:value="3652.65">
            <text:p>3 653</text:p>
          </table:table-cell>
          <table:table-cell table:formula="of:=SUM([.G6:.G45])" office:value-type="float" office:value="0">
            <text:p>0</text:p>
          </table:table-cell>
          <table:table-cell table:formula="of:=SUM([.H6:.H45])" office:value-type="float" office:value="0">
            <text:p>0</text:p>
          </table:table-cell>
          <table:table-cell/>
          <table:table-cell table:formula="of:=SUM([.J6:.J45])" office:value-type="float" office:value="11446.46">
            <text:p>11 446</text:p>
          </table:table-cell>
          <table:table-cell table:number-columns-repeated="1014"/>
        </table:table-row>
        <table:table-row table:style-name="ro2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4">
          <table:table-cell table:style-name="_30__5f_HeaderColonnes" office:value-type="string">
            <text:p>Dates</text:p>
          </table:table-cell>
          <table:table-cell table:style-name="_30__5f_HeaderColonnes" office:value-type="string">
            <text:p>Fossiles</text:p>
          </table:table-cell>
          <table:table-cell table:style-name="_30__5f_HeaderColonnes" office:value-type="string">
            <text:p>Vadoses</text:p>
          </table:table-cell>
          <table:table-cell table:style-name="_30__5f_HeaderColonnes" office:value-type="string">
            <text:p>Ennoyables</text:p>
          </table:table-cell>
          <table:table-cell table:style-name="_30__5f_HeaderColonnes" office:value-type="string">
            <text:p>Siphons</text:p>
          </table:table-cell>
          <table:table-cell table:style-name="_30__5f_HeaderColonnes" office:value-type="string">
            <text:p>Spéciaux</text:p>
          </table:table-cell>
          <table:table-cell table:style-name="_30__5f_HeaderColonnes" office:value-type="string">
            <text:p>Tunnels</text:p>
          </table:table-cell>
          <table:table-cell table:style-name="_30__5f_HeaderColonnes" office:value-type="string">
            <text:p>Filons</text:p>
          </table:table-cell>
          <table:table-cell table:style-name="_30__5f_HeaderColonnes"/>
          <table:table-cell table:style-name="_30__5f_HeaderColonnes" office:value-type="string">
            <text:p>Total naturel</text:p>
          </table:table-cell>
          <table:table-cell table:style-name="_30__5f_HeaderColonnes" table:number-columns-repeated="1014"/>
        </table:table-row>
        <table:table-row table:style-name="ro3">
          <table:table-cell office:value-type="date" office:date-value="2000-01-01">
            <text:p>01/01/00</text:p>
          </table:table-cell>
          <table:table-cell table:number-columns-repeated="7" office:value-type="float" office:value="0">
            <text:p>0</text:p>
          </table:table-cell>
          <table:table-cell/>
          <table:table-cell table:formula="of:=SUM([.B6:.E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date" office:date-value="2004-08-20">
            <text:p>20/08/04</text:p>
          </table:table-cell>
          <table:table-cell office:value-type="float" office:value="241.09">
            <text:p>241</text:p>
          </table:table-cell>
          <table:table-cell table:number-columns-repeated="3" office:value-type="float" office:value="0">
            <text:p>0</text:p>
          </table:table-cell>
          <table:table-cell office:value-type="float" office:value="22.8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7:.E7])" office:value-type="float" office:value="241.09">
            <text:p>241</text:p>
          </table:table-cell>
          <table:table-cell table:number-columns-repeated="1014"/>
        </table:table-row>
        <table:table-row table:style-name="ro3">
          <table:table-cell office:value-type="date" office:date-value="2004-08-24">
            <text:p>24/08/04</text:p>
          </table:table-cell>
          <table:table-cell office:value-type="float" office:value="489.75">
            <text:p>49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8:.E8])" office:value-type="float" office:value="489.75">
            <text:p>490</text:p>
          </table:table-cell>
          <table:table-cell table:number-columns-repeated="1014"/>
        </table:table-row>
        <table:table-row table:style-name="ro3">
          <table:table-cell office:value-type="date" office:date-value="2005-01-15">
            <text:p>15/01/05</text:p>
          </table:table-cell>
          <table:table-cell office:value-type="float" office:value="613.55">
            <text:p>61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9:.E9])" office:value-type="float" office:value="613.55">
            <text:p>614</text:p>
          </table:table-cell>
          <table:table-cell table:number-columns-repeated="1014"/>
        </table:table-row>
        <table:table-row table:style-name="ro3">
          <table:table-cell office:value-type="date" office:date-value="2005-07-02">
            <text:p>02/07/05</text:p>
          </table:table-cell>
          <table:table-cell table:number-columns-repeated="2" office:value-type="float" office:value="0">
            <text:p>0</text:p>
          </table:table-cell>
          <table:table-cell office:value-type="float" office:value="41.34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B10:.E10])" office:value-type="float" office:value="41.34">
            <text:p>41</text:p>
          </table:table-cell>
          <table:table-cell table:number-columns-repeated="1014"/>
        </table:table-row>
        <table:table-row table:style-name="ro3">
          <table:table-cell office:value-type="date" office:date-value="2005-07-03">
            <text:p>03/07/05</text:p>
          </table:table-cell>
          <table:table-cell office:value-type="float" office:value="0">
            <text:p>0</text:p>
          </table:table-cell>
          <table:table-cell office:value-type="float" office:value="261.89">
            <text:p>262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SUM([.B11:.E11])" office:value-type="float" office:value="261.89">
            <text:p>262</text:p>
          </table:table-cell>
          <table:table-cell table:number-columns-repeated="1014"/>
        </table:table-row>
        <table:table-row table:style-name="ro3">
          <table:table-cell office:value-type="date" office:date-value="2005-07-04">
            <text:p>04/07/05</text:p>
          </table:table-cell>
          <table:table-cell office:value-type="float" office:value="0">
            <text:p>0</text:p>
          </table:table-cell>
          <table:table-cell office:value-type="float" office:value="1400.47">
            <text:p>1 40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SUM([.B12:.E12])" office:value-type="float" office:value="1400.47">
            <text:p>1 400</text:p>
          </table:table-cell>
          <table:table-cell table:number-columns-repeated="1014"/>
        </table:table-row>
        <table:table-row table:style-name="ro3">
          <table:table-cell office:value-type="date" office:date-value="2005-07-09">
            <text:p>09/07/05</text:p>
          </table:table-cell>
          <table:table-cell office:value-type="float" office:value="162.2">
            <text:p>162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13:.E13])" office:value-type="float" office:value="162.2">
            <text:p>162</text:p>
          </table:table-cell>
          <table:table-cell table:number-columns-repeated="1014"/>
        </table:table-row>
        <table:table-row table:style-name="ro3">
          <table:table-cell office:value-type="date" office:date-value="2006-05-16">
            <text:p>16/05/06</text:p>
          </table:table-cell>
          <table:table-cell office:value-type="float" office:value="505.42">
            <text:p>505</text:p>
          </table:table-cell>
          <table:table-cell office:value-type="float" office:value="43.46">
            <text:p>43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SUM([.B14:.E14])" office:value-type="float" office:value="548.88">
            <text:p>549</text:p>
          </table:table-cell>
          <table:table-cell table:number-columns-repeated="1014"/>
        </table:table-row>
        <table:table-row table:style-name="ro3">
          <table:table-cell office:value-type="date" office:date-value="2006-06-03">
            <text:p>03/06/06</text:p>
          </table:table-cell>
          <table:table-cell office:value-type="float" office:value="161.32">
            <text:p>161</text:p>
          </table:table-cell>
          <table:table-cell office:value-type="float" office:value="53.85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70.56">
            <text:p>57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15:.E15])" office:value-type="float" office:value="215.17">
            <text:p>215</text:p>
          </table:table-cell>
          <table:table-cell table:number-columns-repeated="1014"/>
        </table:table-row>
        <table:table-row table:style-name="ro3">
          <table:table-cell office:value-type="date" office:date-value="2006-07-12">
            <text:p>12/07/06</text:p>
          </table:table-cell>
          <table:table-cell office:value-type="float" office:value="157.09">
            <text:p>157</text:p>
          </table:table-cell>
          <table:table-cell office:value-type="float" office:value="150.81">
            <text:p>15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SUM([.B16:.E16])" office:value-type="float" office:value="307.9">
            <text:p>308</text:p>
          </table:table-cell>
          <table:table-cell table:number-columns-repeated="1014"/>
        </table:table-row>
        <table:table-row table:style-name="ro3">
          <table:table-cell office:value-type="date" office:date-value="2006-07-29">
            <text:p>29/07/06</text:p>
          </table:table-cell>
          <table:table-cell office:value-type="float" office:value="0">
            <text:p>0</text:p>
          </table:table-cell>
          <table:table-cell office:value-type="float" office:value="224.91">
            <text:p>225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SUM([.B17:.E17])" office:value-type="float" office:value="224.91">
            <text:p>225</text:p>
          </table:table-cell>
          <table:table-cell table:number-columns-repeated="1014"/>
        </table:table-row>
        <table:table-row table:style-name="ro3">
          <table:table-cell office:value-type="date" office:date-value="2006-08-12">
            <text:p>12/08/06</text:p>
          </table:table-cell>
          <table:table-cell office:value-type="float" office:value="38.93">
            <text:p>39</text:p>
          </table:table-cell>
          <table:table-cell office:value-type="float" office:value="152.54">
            <text:p>153</text:p>
          </table:table-cell>
          <table:table-cell office:value-type="float" office:value="0">
            <text:p>0</text:p>
          </table:table-cell>
          <table:table-cell office:value-type="float" office:value="20.61">
            <text:p>2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B18:.E18])" office:value-type="float" office:value="212.08">
            <text:p>212</text:p>
          </table:table-cell>
          <table:table-cell table:number-columns-repeated="1014"/>
        </table:table-row>
        <table:table-row table:style-name="ro3">
          <table:table-cell office:value-type="date" office:date-value="2006-09-21">
            <text:p>21/09/06</text:p>
          </table:table-cell>
          <table:table-cell office:value-type="float" office:value="0">
            <text:p>0</text:p>
          </table:table-cell>
          <table:table-cell office:value-type="float" office:value="260.9">
            <text:p>261</text:p>
          </table:table-cell>
          <table:table-cell office:value-type="float" office:value="0">
            <text:p>0</text:p>
          </table:table-cell>
          <table:table-cell office:value-type="float" office:value="73.61">
            <text:p>74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B19:.E19])" office:value-type="float" office:value="334.51">
            <text:p>335</text:p>
          </table:table-cell>
          <table:table-cell table:number-columns-repeated="1014"/>
        </table:table-row>
        <table:table-row table:style-name="ro3">
          <table:table-cell office:value-type="date" office:date-value="2007-02-03">
            <text:p>03/02/07</text:p>
          </table:table-cell>
          <table:table-cell office:value-type="float" office:value="74.17">
            <text:p>74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20:.E20])" office:value-type="float" office:value="74.17">
            <text:p>74</text:p>
          </table:table-cell>
          <table:table-cell table:number-columns-repeated="1014"/>
        </table:table-row>
        <table:table-row table:style-name="ro3">
          <table:table-cell office:value-type="date" office:date-value="2007-06-30">
            <text:p>30/06/07</text:p>
          </table:table-cell>
          <table:table-cell office:value-type="float" office:value="113.17">
            <text:p>113</text:p>
          </table:table-cell>
          <table:table-cell office:value-type="float" office:value="385.26">
            <text:p>385</text:p>
          </table:table-cell>
          <table:table-cell table:number-columns-repeated="2" office:value-type="float" office:value="0">
            <text:p>0</text:p>
          </table:table-cell>
          <table:table-cell office:value-type="float" office:value="4.1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21:.E21])" office:value-type="float" office:value="498.43">
            <text:p>498</text:p>
          </table:table-cell>
          <table:table-cell table:number-columns-repeated="1014"/>
        </table:table-row>
        <table:table-row table:style-name="ro3">
          <table:table-cell office:value-type="date" office:date-value="2007-07-14">
            <text:p>14/07/07</text:p>
          </table:table-cell>
          <table:table-cell office:value-type="float" office:value="330.64">
            <text:p>331</text:p>
          </table:table-cell>
          <table:table-cell office:value-type="float" office:value="376.57">
            <text:p>377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22:.E22])" office:value-type="float" office:value="707.21">
            <text:p>707</text:p>
          </table:table-cell>
          <table:table-cell table:number-columns-repeated="1014"/>
        </table:table-row>
        <table:table-row table:style-name="ro3">
          <table:table-cell office:value-type="date" office:date-value="2007-08-01">
            <text:p>01/08/07</text:p>
          </table:table-cell>
          <table:table-cell office:value-type="float" office:value="247.81">
            <text:p>248</text:p>
          </table:table-cell>
          <table:table-cell table:number-columns-repeated="3" office:value-type="float" office:value="0">
            <text:p>0</text:p>
          </table:table-cell>
          <table:table-cell office:value-type="float" office:value="9.1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23:.E23])" office:value-type="float" office:value="247.81">
            <text:p>248</text:p>
          </table:table-cell>
          <table:table-cell table:number-columns-repeated="1014"/>
        </table:table-row>
        <table:table-row table:style-name="ro3">
          <table:table-cell office:value-type="date" office:date-value="2007-09-01">
            <text:p>01/09/07</text:p>
          </table:table-cell>
          <table:table-cell office:value-type="float" office:value="572.01">
            <text:p>572</text:p>
          </table:table-cell>
          <table:table-cell table:number-columns-repeated="3" office:value-type="float" office:value="0">
            <text:p>0</text:p>
          </table:table-cell>
          <table:table-cell office:value-type="float" office:value="10.34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24:.E24])" office:value-type="float" office:value="572.01">
            <text:p>572</text:p>
          </table:table-cell>
          <table:table-cell table:number-columns-repeated="1014"/>
        </table:table-row>
        <table:table-row table:style-name="ro3">
          <table:table-cell office:value-type="date" office:date-value="2007-09-14">
            <text:p>14/09/07</text:p>
          </table:table-cell>
          <table:table-cell office:value-type="float" office:value="400.04">
            <text:p>400</text:p>
          </table:table-cell>
          <table:table-cell office:value-type="float" office:value="239.05">
            <text:p>239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f:=SUM([.B25:.E25])" office:value-type="float" office:value="639.09">
            <text:p>639</text:p>
          </table:table-cell>
          <table:table-cell table:number-columns-repeated="1014"/>
        </table:table-row>
        <table:table-row table:style-name="ro3">
          <table:table-cell office:value-type="date" office:date-value="2007-11-10">
            <text:p>10/11/07</text:p>
          </table:table-cell>
          <table:table-cell office:value-type="float" office:value="419.84">
            <text:p>420</text:p>
          </table:table-cell>
          <table:table-cell table:number-columns-repeated="3" office:value-type="float" office:value="0">
            <text:p>0</text:p>
          </table:table-cell>
          <table:table-cell office:value-type="float" office:value="9.01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26:.E26])" office:value-type="float" office:value="419.84">
            <text:p>420</text:p>
          </table:table-cell>
          <table:table-cell table:number-columns-repeated="1014"/>
        </table:table-row>
        <table:table-row table:style-name="ro3">
          <table:table-cell office:value-type="date" office:date-value="2008-05-08">
            <text:p>08/05/08</text:p>
          </table:table-cell>
          <table:table-cell table:number-columns-repeated="4" office:value-type="float" office:value="0">
            <text:p>0</text:p>
          </table:table-cell>
          <table:table-cell office:value-type="float" office:value="2495.77">
            <text:p>2 49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27:.E27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date" office:date-value="2008-05-17">
            <text:p>17/05/08</text:p>
          </table:table-cell>
          <table:table-cell office:value-type="float" office:value="151.35">
            <text:p>151</text:p>
          </table:table-cell>
          <table:table-cell table:number-columns-repeated="3" office:value-type="float" office:value="0">
            <text:p>0</text:p>
          </table:table-cell>
          <table:table-cell office:value-type="float" office:value="317.71">
            <text:p>31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28:.E28])" office:value-type="float" office:value="151.35">
            <text:p>151</text:p>
          </table:table-cell>
          <table:table-cell table:number-columns-repeated="1014"/>
        </table:table-row>
        <table:table-row table:style-name="ro3">
          <table:table-cell office:value-type="date" office:date-value="2008-05-24">
            <text:p>24/05/08</text:p>
          </table:table-cell>
          <table:table-cell office:value-type="float" office:value="254.15">
            <text:p>254</text:p>
          </table:table-cell>
          <table:table-cell table:number-columns-repeated="3" office:value-type="float" office:value="0">
            <text:p>0</text:p>
          </table:table-cell>
          <table:table-cell office:value-type="float" office:value="87.67">
            <text:p>8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29:.E29])" office:value-type="float" office:value="254.15">
            <text:p>254</text:p>
          </table:table-cell>
          <table:table-cell table:number-columns-repeated="1014"/>
        </table:table-row>
        <table:table-row table:style-name="ro3">
          <table:table-cell office:value-type="date" office:date-value="2008-09-27">
            <text:p>27/09/08</text:p>
          </table:table-cell>
          <table:table-cell office:value-type="float" office:value="608.14">
            <text:p>6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30:.E30])" office:value-type="float" office:value="608.14">
            <text:p>608</text:p>
          </table:table-cell>
          <table:table-cell table:number-columns-repeated="1014"/>
        </table:table-row>
        <table:table-row table:style-name="ro3">
          <table:table-cell office:value-type="date" office:date-value="2009-05-07">
            <text:p>07/05/09</text:p>
          </table:table-cell>
          <table:table-cell office:value-type="float" office:value="117.98">
            <text:p>118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31:.E31])" office:value-type="float" office:value="117.98">
            <text:p>118</text:p>
          </table:table-cell>
          <table:table-cell table:number-columns-repeated="1014"/>
        </table:table-row>
        <table:table-row table:style-name="ro3">
          <table:table-cell office:value-type="date" office:date-value="2009-08-01">
            <text:p>01/08/09</text:p>
          </table:table-cell>
          <table:table-cell office:value-type="float" office:value="26.02">
            <text:p>26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32:.E32])" office:value-type="float" office:value="26.02">
            <text:p>26</text:p>
          </table:table-cell>
          <table:table-cell table:number-columns-repeated="1014"/>
        </table:table-row>
        <table:table-row table:style-name="ro3">
          <table:table-cell office:value-type="date" office:date-value="2009-09-26">
            <text:p>26/09/09</text:p>
          </table:table-cell>
          <table:table-cell office:value-type="float" office:value="663.26">
            <text:p>663</text:p>
          </table:table-cell>
          <table:table-cell table:number-columns-repeated="3" office:value-type="float" office:value="0">
            <text:p>0</text:p>
          </table:table-cell>
          <table:table-cell office:value-type="float" office:value="57.43">
            <text:p>57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33:.E33])" office:value-type="float" office:value="663.26">
            <text:p>663</text:p>
          </table:table-cell>
          <table:table-cell table:number-columns-repeated="1014"/>
        </table:table-row>
        <table:table-row table:style-name="ro3">
          <table:table-cell office:value-type="date" office:date-value="2010-06-26">
            <text:p>26/06/10</text:p>
          </table:table-cell>
          <table:table-cell office:value-type="float" office:value="306.13">
            <text:p>306</text:p>
          </table:table-cell>
          <table:table-cell table:number-columns-repeated="3" office:value-type="float" office:value="0">
            <text:p>0</text:p>
          </table:table-cell>
          <table:table-cell office:value-type="float" office:value="47.75">
            <text:p>4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34:.E34])" office:value-type="float" office:value="306.13">
            <text:p>306</text:p>
          </table:table-cell>
          <table:table-cell table:number-columns-repeated="1014"/>
        </table:table-row>
        <table:table-row table:style-name="ro3">
          <table:table-cell office:value-type="date" office:date-value="2011-11-11">
            <text:p>11/11/11</text:p>
          </table:table-cell>
          <table:table-cell office:value-type="float" office:value="291.17">
            <text:p>291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35:.E35])" office:value-type="float" office:value="291.17">
            <text:p>291</text:p>
          </table:table-cell>
          <table:table-cell table:number-columns-repeated="1014"/>
        </table:table-row>
        <table:table-row table:style-name="ro3">
          <table:table-cell office:value-type="date" office:date-value="2012-12-30">
            <text:p>30/12/12</text:p>
          </table:table-cell>
          <table:table-cell office:value-type="float" office:value="216.55">
            <text:p>217</text:p>
          </table:table-cell>
          <table:table-cell table:number-columns-repeated="3" office:value-type="float" office:value="0">
            <text:p>0</text:p>
          </table:table-cell>
          <table:table-cell office:value-type="float" office:value="2.8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36:.E36])" office:value-type="float" office:value="216.55">
            <text:p>217</text:p>
          </table:table-cell>
          <table:table-cell table:number-columns-repeated="1014"/>
        </table:table-row>
        <table:table-row table:style-name="ro3">
          <table:table-cell office:value-type="date" office:date-value="2013-06-22">
            <text:p>22/06/13</text:p>
          </table:table-cell>
          <table:table-cell office:value-type="float" office:value="478.82">
            <text:p>479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37:.E37])" office:value-type="float" office:value="478.82">
            <text:p>479</text:p>
          </table:table-cell>
          <table:table-cell table:number-columns-repeated="1014"/>
        </table:table-row>
        <table:table-row table:style-name="ro3">
          <table:table-cell office:value-type="date" office:date-value="2013-08-24">
            <text:p>24/08/13</text:p>
          </table:table-cell>
          <table:table-cell office:value-type="float" office:value="59.99">
            <text:p>60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38:.E38])" office:value-type="float" office:value="59.99">
            <text:p>60</text:p>
          </table:table-cell>
          <table:table-cell table:number-columns-repeated="1014"/>
        </table:table-row>
        <table:table-row table:style-name="ro3">
          <table:table-cell office:value-type="date" office:date-value="2013-08-27">
            <text:p>27/08/13</text:p>
          </table:table-cell>
          <table:table-cell office:value-type="float" office:value="60.6">
            <text:p>61</text:p>
          </table:table-cell>
          <table:table-cell table:number-columns-repeated="6" office:value-type="float" office:value="0">
            <text:p>0</text:p>
          </table:table-cell>
          <table:table-cell/>
          <table:table-cell table:formula="of:=SUM([.B39:.E39])" office:value-type="float" office:value="60.6">
            <text:p>61</text:p>
          </table:table-cell>
          <table:table-cell table:number-columns-repeated="1014"/>
        </table:table-row>
      </table:table>
      <table:table table:name="Couleurs" table:style-name="ta1">
        <table:table-column table:style-name="co5" table:default-cell-style-name="ce1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_30__5f_Titre" office:value-type="string">
            <text:p>Spéléométrie par couleurs</text:p>
          </table:table-cell>
          <table:table-cell table:style-name="_30__5f_Titre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_30__5f_TotauxNaturels" table:formula="of:=SUM([.B6:.B45])" office:value-type="float" office:value="7761.17">
            <text:p>7 761</text:p>
          </table:table-cell>
          <table:table-cell table:style-name="_30__5f_TotauxNaturels" table:formula="of:=SUM([.C6:.C45])" office:value-type="float" office:value="3549.71">
            <text:p>3 550</text:p>
          </table:table-cell>
          <table:table-cell table:style-name="_30__5f_TotauxNaturels" table:formula="of:=SUM([.D6:.D45])" office:value-type="float" office:value="41.34">
            <text:p>41</text:p>
          </table:table-cell>
          <table:table-cell table:style-name="_30__5f_TotauxNaturels" table:formula="of:=SUM([.E6:.E45])" office:value-type="float" office:value="94.22">
            <text:p>94</text:p>
          </table:table-cell>
          <table:table-cell table:style-name="_30__5f_Speciaux" table:formula="of:=SUM([.F6:.F45])" office:value-type="float" office:value="3652.64">
            <text:p>3 653</text:p>
          </table:table-cell>
          <table:table-cell table:style-name="_30__5f_Artificiels" table:formula="of:=SUM([.G6:.G45])" office:value-type="float" office:value="0">
            <text:p>0</text:p>
          </table:table-cell>
          <table:table-cell table:style-name="_30__5f_Artificiels" table:formula="of:=SUM([.H6:.H45])" office:value-type="float" office:value="0">
            <text:p>0</text:p>
          </table:table-cell>
          <table:table-cell/>
          <table:table-cell table:style-name="_30__5f_TotauxNaturels" table:formula="of:=SUM([.J6:.J45])" office:value-type="float" office:value="11446.44">
            <text:p>11 44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style-name="_30__5f_HeaderColonnes" office:value-type="string">
            <text:p>Colors</text:p>
          </table:table-cell>
          <table:table-cell table:style-name="ce5" office:value-type="string">
            <text:p>Fossiles</text:p>
          </table:table-cell>
          <table:table-cell table:style-name="ce5" office:value-type="string">
            <text:p>Vadoses</text:p>
          </table:table-cell>
          <table:table-cell table:style-name="ce5" office:value-type="string">
            <text:p>Ennoyables</text:p>
          </table:table-cell>
          <table:table-cell table:style-name="ce5" office:value-type="string">
            <text:p>Siphons</text:p>
          </table:table-cell>
          <table:table-cell table:style-name="ce5" office:value-type="string">
            <text:p>Spéciaux</text:p>
          </table:table-cell>
          <table:table-cell table:style-name="ce5" office:value-type="string">
            <text:p>Tunnels</text:p>
          </table:table-cell>
          <table:table-cell table:style-name="ce5" office:value-type="string">
            <text:p>Filons</text:p>
          </table:table-cell>
          <table:table-cell table:style-name="ce5"/>
          <table:table-cell table:style-name="ce5" office:value-type="string">
            <text:p>Total naturel</text:p>
          </table:table-cell>
          <table:table-cell table:style-name="ce5" table:number-columns-repeated="1014"/>
        </table:table-row>
        <table:table-row table:style-name="ro3">
          <table:table-cell table:style-name="_30__5f_EnTeteLigne" office:value-type="string">
            <text:p>3300CC</text:p>
          </table:table-cell>
          <table:table-cell table:style-name="_30__5f_Naturels" office:value-type="float" office:value="109.87">
            <text:p>110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6:.E6])" office:value-type="float" office:value="109.87">
            <text:p>110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3366">
            <text:p>3366</text:p>
          </table:table-cell>
          <table:table-cell table:style-name="_30__5f_Naturels" office:value-type="float" office:value="719.91">
            <text:p>720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22.8">
            <text:p>23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7:.E7])" office:value-type="float" office:value="719.91">
            <text:p>720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336600">
            <text:p>336600</text:p>
          </table:table-cell>
          <table:table-cell table:style-name="_30__5f_Naturels" office:value-type="float" office:value="181.61">
            <text:p>182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8:.E8])" office:value-type="float" office:value="181.61">
            <text:p>182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3366FF</text:p>
          </table:table-cell>
          <table:table-cell table:style-name="_30__5f_Naturels" office:value-type="float" office:value="113.17">
            <text:p>113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4.1">
            <text:p>4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9:.E9])" office:value-type="float" office:value="113.17">
            <text:p>113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339933">
            <text:p>339933</text:p>
          </table:table-cell>
          <table:table-cell table:style-name="_30__5f_Naturels" office:value-type="float" office:value="64.67">
            <text:p>65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0:.E10])" office:value-type="float" office:value="64.67">
            <text:p>65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33FF00</text:p>
          </table:table-cell>
          <table:table-cell table:style-name="_30__5f_Naturels" office:value-type="float" office:value="392.13">
            <text:p>392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1:.E11])" office:value-type="float" office:value="392.13">
            <text:p>392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5500">
            <text:p>5500</text:p>
          </table:table-cell>
          <table:table-cell table:style-name="_30__5f_Naturels" office:value-type="float" office:value="120.04">
            <text:p>120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9.1">
            <text:p>9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2:.E12])" office:value-type="float" office:value="120.04">
            <text:p>120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66">
            <text:p>66</text:p>
          </table:table-cell>
          <table:table-cell table:style-name="_30__5f_Naturels" office:value-type="float" office:value="151.35">
            <text:p>151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3:.E13])" office:value-type="float" office:value="151.35">
            <text:p>151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6633FF</text:p>
          </table:table-cell>
          <table:table-cell table:style-name="_30__5f_Naturels" office:value-type="float" office:value="662.57">
            <text:p>663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57.43">
            <text:p>57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4:.E14])" office:value-type="float" office:value="662.57">
            <text:p>663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666600">
            <text:p>666600</text:p>
          </table:table-cell>
          <table:table-cell table:style-name="_30__5f_Naturels" office:value-type="float" office:value="36.72">
            <text:p>37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5:.E15])" office:value-type="float" office:value="36.72">
            <text:p>37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666699">
            <text:p>666699</text:p>
          </table:table-cell>
          <table:table-cell table:style-name="_30__5f_Naturels" office:value-type="float" office:value="300.48">
            <text:p>300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30.76">
            <text:p>31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6:.E16])" office:value-type="float" office:value="300.48">
            <text:p>300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6666FF</text:p>
          </table:table-cell>
          <table:table-cell table:style-name="_30__5f_Naturels" office:value-type="float" office:value="74.17">
            <text:p>74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7:.E17])" office:value-type="float" office:value="74.17">
            <text:p>74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6699">
            <text:p>6699</text:p>
          </table:table-cell>
          <table:table-cell table:style-name="_30__5f_Naturels" office:value-type="float" office:value="388.86">
            <text:p>389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9.01">
            <text:p>9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8:.E18])" office:value-type="float" office:value="388.86">
            <text:p>389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6699FF</text:p>
          </table:table-cell>
          <table:table-cell table:style-name="_30__5f_Naturels" office:value-type="float" office:value="235.39">
            <text:p>235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19:.E19])" office:value-type="float" office:value="235.39">
            <text:p>235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66CC</text:p>
          </table:table-cell>
          <table:table-cell table:style-name="_30__5f_Naturels" office:value-type="float" office:value="1289.04">
            <text:p>1 289</text:p>
          </table:table-cell>
          <table:table-cell table:style-name="_30__5f_Naturels" office:value-type="float" office:value="7">
            <text:p>7</text:p>
          </table:table-cell>
          <table:table-cell table:number-columns-repeated="2" table:style-name="_30__5f_Naturels" office:value-type="float" office:value="0">
            <text:p>0</text:p>
          </table:table-cell>
          <table:table-cell table:style-name="_30__5f_Speciaux" office:value-type="float" office:value="10.34">
            <text:p>1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0:.E20])" office:value-type="float" office:value="1296.04">
            <text:p>1 296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66CC00</text:p>
          </table:table-cell>
          <table:table-cell table:style-name="_30__5f_Naturels" office:value-type="float" office:value="8.83">
            <text:p>9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1:.E21])" office:value-type="float" office:value="8.83">
            <text:p>9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66FF</text:p>
          </table:table-cell>
          <table:table-cell table:style-name="_30__5f_Naturels" office:value-type="float" office:value="117.98">
            <text:p>118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2:.E22])" office:value-type="float" office:value="117.98">
            <text:p>118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66FFCC</text:p>
          </table:table-cell>
          <table:table-cell table:style-name="_30__5f_Naturels" office:value-type="float" office:value="112.51">
            <text:p>113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3:.E23])" office:value-type="float" office:value="112.51">
            <text:p>113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808080">
            <text:p>808080</text:p>
          </table:table-cell>
          <table:table-cell table:style-name="_30__5f_Naturels" office:value-type="float" office:value="60.6">
            <text:p>61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4:.E24])" office:value-type="float" office:value="60.6">
            <text:p>61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88">
            <text:p>88</text:p>
          </table:table-cell>
          <table:table-cell table:style-name="_30__5f_Naturels" office:value-type="float" office:value="452.07">
            <text:p>452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17.6">
            <text:p>18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5:.E25])" office:value-type="float" office:value="452.07">
            <text:p>452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888888">
            <text:p>888888</text:p>
          </table:table-cell>
          <table:table-cell table:number-columns-repeated="4" table:style-name="_30__5f_Naturels" office:value-type="float" office:value="0">
            <text:p>0</text:p>
          </table:table-cell>
          <table:table-cell table:style-name="_30__5f_Speciaux" office:value-type="float" office:value="3446.08">
            <text:p>3 446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6:.E26])"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990000">
            <text:p>990000</text:p>
          </table:table-cell>
          <table:table-cell table:style-name="_30__5f_Naturels" office:value-type="float" office:value="74.36">
            <text:p>74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7:.E27])" office:value-type="float" office:value="74.36">
            <text:p>74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9933CC</text:p>
          </table:table-cell>
          <table:table-cell table:style-name="_30__5f_Naturels" office:value-type="float" office:value="52.37">
            <text:p>52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13.25">
            <text:p>13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8:.E28])" office:value-type="float" office:value="52.37">
            <text:p>52</text:p>
          </table:table-cell>
          <table:table-cell table:number-columns-repeated="1014"/>
        </table:table-row>
        <table:table-row table:style-name="ro3">
          <table:table-cell table:style-name="_30__5f_EnTeteLigne" office:value-type="float" office:value="9999">
            <text:p>9999</text:p>
          </table:table-cell>
          <table:table-cell table:style-name="_30__5f_Naturels" office:value-type="float" office:value="147.71">
            <text:p>148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10.97">
            <text:p>11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29:.E29])" office:value-type="float" office:value="147.71">
            <text:p>148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99CC</text:p>
          </table:table-cell>
          <table:table-cell table:style-name="_30__5f_Naturels" office:value-type="float" office:value="455.56">
            <text:p>456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0:.E30])" office:value-type="float" office:value="455.56">
            <text:p>456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99CC00</text:p>
          </table:table-cell>
          <table:table-cell table:style-name="_30__5f_Naturels" office:value-type="float" office:value="44.59">
            <text:p>45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14.66">
            <text:p>15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1:.E31])" office:value-type="float" office:value="44.59">
            <text:p>45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99CC33</text:p>
          </table:table-cell>
          <table:table-cell table:style-name="_30__5f_Naturels" office:value-type="float" office:value="7.49">
            <text:p>7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2:.E32])" office:value-type="float" office:value="7.49">
            <text:p>7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99FF</text:p>
          </table:table-cell>
          <table:table-cell table:style-name="_30__5f_Naturels" office:value-type="float" office:value="167.04">
            <text:p>167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3:.E33])" office:value-type="float" office:value="167.04">
            <text:p>167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BB0000</text:p>
          </table:table-cell>
          <table:table-cell table:style-name="_30__5f_Naturels" office:value-type="float" office:value="232.03">
            <text:p>232</text:p>
          </table:table-cell>
          <table:table-cell table:style-name="_30__5f_Naturels" office:value-type="float" office:value="1648.3">
            <text:p>1 648</text:p>
          </table:table-cell>
          <table:table-cell table:style-name="_30__5f_Naturels" office:value-type="float" office:value="0">
            <text:p>0</text:p>
          </table:table-cell>
          <table:table-cell table:style-name="_30__5f_Naturels" office:value-type="float" office:value="94.22">
            <text:p>94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4:.E34])" office:value-type="float" office:value="1974.55">
            <text:p>1 975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BBBBBB</text:p>
          </table:table-cell>
          <table:table-cell table:style-name="_30__5f_Naturels" office:value-type="float" office:value="10.44">
            <text:p>10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5:.E35])" office:value-type="float" office:value="10.44">
            <text:p>10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CC0000</text:p>
          </table:table-cell>
          <table:table-cell table:style-name="_30__5f_Naturels" office:value-type="float" office:value="14.65">
            <text:p>15</text:p>
          </table:table-cell>
          <table:table-cell table:style-name="_30__5f_Naturels" office:value-type="float" office:value="232.05">
            <text:p>232</text:p>
          </table:table-cell>
          <table:table-cell table:number-columns-repeated="2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6:.E36])" office:value-type="float" office:value="246.7">
            <text:p>247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CC0033</text:p>
          </table:table-cell>
          <table:table-cell table:number-columns-repeated="2" table:style-name="_30__5f_Naturels" office:value-type="float" office:value="0">
            <text:p>0</text:p>
          </table:table-cell>
          <table:table-cell table:style-name="_30__5f_Naturels" office:value-type="float" office:value="41.34">
            <text:p>41</text:p>
          </table:table-cell>
          <table:table-cell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7:.E37])" office:value-type="float" office:value="41.34">
            <text:p>41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CC3399</text:p>
          </table:table-cell>
          <table:table-cell table:style-name="_30__5f_Naturels" office:value-type="float" office:value="338.84">
            <text:p>339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2.8">
            <text:p>3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8:.E38])" office:value-type="float" office:value="338.84">
            <text:p>339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CCCC</text:p>
          </table:table-cell>
          <table:table-cell table:style-name="_30__5f_Naturels" office:value-type="float" office:value="59.99">
            <text:p>60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39:.E39])" office:value-type="float" office:value="59.99">
            <text:p>60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CCCC33</text:p>
          </table:table-cell>
          <table:table-cell table:style-name="_30__5f_Naturels" office:value-type="float" office:value="8.81">
            <text:p>9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40:.E40])" office:value-type="float" office:value="8.81">
            <text:p>9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DD</text:p>
          </table:table-cell>
          <table:table-cell table:style-name="_30__5f_Naturels" office:value-type="float" office:value="345.67">
            <text:p>346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3.73">
            <text:p>4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41:.E41])" office:value-type="float" office:value="345.67">
            <text:p>346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FF3300</text:p>
          </table:table-cell>
          <table:table-cell table:style-name="_30__5f_Naturels" office:value-type="float" office:value="58.31">
            <text:p>58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42:.E42])" office:value-type="float" office:value="58.31">
            <text:p>58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FF9900</text:p>
          </table:table-cell>
          <table:table-cell table:style-name="_30__5f_Naturels" office:value-type="float" office:value="0">
            <text:p>0</text:p>
          </table:table-cell>
          <table:table-cell table:style-name="_30__5f_Naturels" office:value-type="float" office:value="1662.36">
            <text:p>1 662</text:p>
          </table:table-cell>
          <table:table-cell table:number-columns-repeated="2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43:.E43])" office:value-type="float" office:value="1662.36">
            <text:p>1 662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FF99FF</text:p>
          </table:table-cell>
          <table:table-cell table:style-name="_30__5f_Naturels" office:value-type="float" office:value="151.34">
            <text:p>151</text:p>
          </table:table-cell>
          <table:table-cell table:number-columns-repeated="3" table:style-name="_30__5f_Naturels" office:value-type="float" office:value="0">
            <text:p>0</text:p>
          </table:table-cell>
          <table:table-cell table:style-name="_30__5f_Speciaux" office:value-type="float" office:value="0.01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44:.E44])" office:value-type="float" office:value="151.34">
            <text:p>151</text:p>
          </table:table-cell>
          <table:table-cell table:number-columns-repeated="1014"/>
        </table:table-row>
        <table:table-row table:style-name="ro3">
          <table:table-cell table:style-name="_30__5f_EnTeteLigne" office:value-type="string">
            <text:p>FFFFFF</text:p>
          </table:table-cell>
          <table:table-cell table:number-columns-repeated="4" table:style-name="_30__5f_Naturels" office:value-type="float" office:value="0">
            <text:p>0</text:p>
          </table:table-cell>
          <table:table-cell table:style-name="_30__5f_Speciaux" office:value-type="float" office:value="0">
            <text:p>0</text:p>
          </table:table-cell>
          <table:table-cell table:number-columns-repeated="2" table:style-name="_30__5f_Artificiels" office:value-type="float" office:value="0">
            <text:p>0</text:p>
          </table:table-cell>
          <table:table-cell/>
          <table:table-cell table:style-name="_30__5f_TotauxNaturels" table:formula="of:=SUM([.B45:.E45])" office:value-type="float" office:value="0">
            <text:p>0</text:p>
          </table:table-cell>
          <table:table-cell table:number-columns-repeated="1014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5f_HeaderColonnes" style:display-name="0_HeaderColonnes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_30__5f_Naturels" style:display-name="0_Naturels" style:family="table-cell" style:parent-style-name="Default" style:data-style-name="N3">
      <style:table-cell-properties fo:border-bottom="none" fo:background-color="#ccffff" fo:border-left="0.06pt solid #000000" fo:padding-bottom="0.049cm" fo:padding-left="0.15cm" fo:padding-right="0.15cm" fo:padding-top="0.049cm" fo:border-right="0.06pt solid #000000" fo:border-top="none"/>
    </style:style>
    <style:style style:name="_30__5f_Artificiels" style:display-name="0_Artificiels" style:family="table-cell" style:parent-style-name="_30__5f_Naturels">
      <style:table-cell-properties fo:background-color="#ffff99"/>
    </style:style>
    <style:style style:name="_30__5f_Speciaux" style:display-name="0_Speciaux" style:family="table-cell" style:parent-style-name="_30__5f_Naturels">
      <style:table-cell-properties fo:background-color="#ffd320"/>
    </style:style>
    <style:style style:name="_30__5f_TotauxNaturels" style:display-name="0_TotauxNaturels" style:family="table-cell" style:parent-style-name="_30__5f_Naturels">
      <style:text-properties fo:font-weight="bold"/>
    </style:style>
    <style:style style:name="_30__5f_Titre" style:display-name="0_Titre" style:family="table-cell" style:parent-style-name="Default">
      <style:table-cell-properties fo:border-bottom="0.06pt double #000000" style:border-line-width-bottom="0cm 0.026cm 0.026cm" fo:background-color="#ffffcc" style:text-align-source="fix" style:repeat-content="false" fo:border-left="none" fo:padding="0.085cm" fo:border-right="none" fo:border-top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_30__5f_EnTeteLigne" style:display-name="0_EnTeteLigne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7:36:53.67</meta:creation-date>
    <dc:date>2013-08-27T18:37:35.92</dc:date>
    <meta:editing-duration>PT30M18S</meta:editing-duration>
    <meta:editing-cycles>8</meta:editing-cycles>
    <meta:generator>LibreOffice/4.0.3.3$Windows_x86 LibreOffice_project/0eaa50a932c8f2199a615e1eb30f7ac74279539</meta:generator>
    <meta:document-statistic meta:table-count="3" meta:cell-count="8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abel-position="avoid-overlap"/>
      <style:graphic-properties draw:stroke="none" draw:fill-color="#0000ff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00ff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162cm" svg:height="11.966cm" xlink:href=".." xlink:type="simple" chart:class="chart:circle" chart:style-name="ch1">
        <chart:legend chart:legend-position="end" svg:x="17.56cm" svg:y="3.051cm" style:legend-expansion="high" chart:style-name="ch2"/>
        <chart:plot-area chart:style-name="ch3" table:cell-range-address="Reseaux.I6:Reseaux.J16" chart:data-source-has-labels="column" svg:x="0.483cm" svg:y="0.852cm" svg:width="16.594cm" svg:height="10.875cm" dr3d:transform="matrix (0.999390827019096 0.000609080200908682 -0.0348941813401149 2.16840434497101E-017 0.999847695156391 0.0174524064372835 0.0348994967025022 -0.0174417749028302 0.999238614955483 0cm 0cm 0cm)" dr3d:vrp="(0 0 87591.2408759124)" dr3d:projection="parallel" dr3d:distance="4.2cm" dr3d:focal-length="8cm" dr3d:shadow-slant="0" dr3d:shade-mode="gouraud" dr3d:ambient-color="#666666" dr3d:lighting-mode="true">
          <chartooo:coordinate-region svg:x="3.342cm" svg:y="0.852cm" svg:width="10.875cm" svg:height="10.875cm"/>
          <dr3d:light dr3d:diffuse-color="#808080" dr3d:direction="(0 0 1)" dr3d:enabled="false" dr3d:specular="true"/>
          <dr3d:light dr3d:diffuse-color="#b3b3b3" dr3d:direction="(0.628238655656403 -0.233511890247603 0.79422187621094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seaux.I6:Reseaux.I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eseaux.J6:Reseaux.J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Gouffre des Charentais</text:p>
                <draw:g>
                  <svg:desc>Reseaux.I6:Reseaux.I16</svg:desc>
                </draw:g>
              </table:table-cell>
              <table:table-cell office:value-type="float" office:value="7708.97">
                <text:p>7708.97</text:p>
                <draw:g>
                  <svg:desc>Reseaux.J6:Reseaux.J16</svg:desc>
                </draw:g>
              </table:table-cell>
            </table:table-row>
            <table:table-row>
              <table:table-cell office:value-type="string">
                <text:p>Topographies de surface</text:p>
              </table:table-cell>
              <table:table-cell office:value-type="float" office:value="3460.75">
                <text:p>3460.75</text:p>
              </table:table-cell>
            </table:table-row>
            <table:table-row>
              <table:table-cell office:value-type="string">
                <text:p>Résurgence de la Hèche (post siphon)</text:p>
              </table:table-cell>
              <table:table-cell office:value-type="float" office:value="2692.89">
                <text:p>2692.89</text:p>
              </table:table-cell>
            </table:table-row>
            <table:table-row>
              <table:table-cell office:value-type="string">
                <text:p>Résurgence de la Hèche (entrée)</text:p>
              </table:table-cell>
              <table:table-cell office:value-type="float" office:value="639.09">
                <text:p>639.09</text:p>
              </table:table-cell>
            </table:table-row>
            <table:table-row>
              <table:table-cell office:value-type="string">
                <text:p>Grottes du Pylone 34</text:p>
              </table:table-cell>
              <table:table-cell office:value-type="float" office:value="147.71">
                <text:p>147.71</text:p>
              </table:table-cell>
            </table:table-row>
            <table:table-row>
              <table:table-cell office:value-type="string">
                <text:p>Grottes de Peyrère le Bas</text:p>
              </table:table-cell>
              <table:table-cell office:value-type="float" office:value="151.35">
                <text:p>151.35</text:p>
              </table:table-cell>
            </table:table-row>
            <table:table-row>
              <table:table-cell office:value-type="string">
                <text:p>Grottes de Peyrère le Haut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string">
                <text:p>Grottes du Noisetier 1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Grottes du Noisetier Mur</text:p>
              </table:table-cell>
              <table:table-cell office:value-type="float" office:value="36.72">
                <text:p>36.72</text:p>
              </table:table-cell>
            </table:table-row>
            <table:table-row>
              <table:table-cell office:value-type="string">
                <text:p>Grottes du Noisetier 2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Grottes du Noisetier 3</text:p>
              </table:table-cell>
              <table:table-cell office:value-type="float" office:value="7.49">
                <text:p>7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graphic-properties draw:stroke="none" draw:fill-color="#0000ff" dr3d:edge-rounding="5%"/>
      <style:text-properties fo:font-size="10pt" style:font-size-asian="10pt" style:font-size-complex="10pt"/>
    </style:style>
    <style:style style:name="ch7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3"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3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3"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 style:data-style-name="N3">
      <style:graphic-properties draw:stroke="none" draw:fill-color="#ffff6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Dates.A6:Dates.A39 Dates.J6:Dates.J39" chart:data-source-has-labels="column" svg:x="0.77cm" svg:y="0.855cm" svg:width="14.59cm" svg:height="7.545cm">
          <chartooo:coordinate-region svg:x="1.868cm" svg:y="1.067cm" svg:width="13.492cm" svg:height="7.1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es.J6:Dates.J6" chart:label-cell-address="Dates.A6:Dates.A6" chart:class="chart:bar">
            <chart:data-point/>
          </chart:series>
          <chart:series chart:style-name="ch7" chart:values-cell-range-address="Dates.J7:Dates.J7" chart:label-cell-address="Dates.A7:Dates.A7" chart:class="chart:bar">
            <chart:data-point/>
          </chart:series>
          <chart:series chart:style-name="ch8" chart:values-cell-range-address="Dates.J8:Dates.J8" chart:label-cell-address="Dates.A8:Dates.A8" chart:class="chart:bar">
            <chart:data-point/>
          </chart:series>
          <chart:series chart:style-name="ch9" chart:values-cell-range-address="Dates.J9:Dates.J9" chart:label-cell-address="Dates.A9:Dates.A9" chart:class="chart:bar">
            <chart:data-point/>
          </chart:series>
          <chart:series chart:style-name="ch10" chart:values-cell-range-address="Dates.J10:Dates.J10" chart:label-cell-address="Dates.A10:Dates.A10" chart:class="chart:bar">
            <chart:data-point/>
          </chart:series>
          <chart:series chart:style-name="ch11" chart:values-cell-range-address="Dates.J11:Dates.J11" chart:label-cell-address="Dates.A11:Dates.A11" chart:class="chart:bar">
            <chart:data-point/>
          </chart:series>
          <chart:series chart:style-name="ch12" chart:values-cell-range-address="Dates.J12:Dates.J12" chart:label-cell-address="Dates.A12:Dates.A12" chart:class="chart:bar">
            <chart:data-point/>
          </chart:series>
          <chart:series chart:style-name="ch13" chart:values-cell-range-address="Dates.J13:Dates.J13" chart:label-cell-address="Dates.A13:Dates.A13" chart:class="chart:bar">
            <chart:data-point/>
          </chart:series>
          <chart:series chart:style-name="ch14" chart:values-cell-range-address="Dates.J14:Dates.J14" chart:label-cell-address="Dates.A14:Dates.A14" chart:class="chart:bar">
            <chart:data-point/>
          </chart:series>
          <chart:series chart:style-name="ch15" chart:values-cell-range-address="Dates.J15:Dates.J15" chart:label-cell-address="Dates.A15:Dates.A15" chart:class="chart:bar">
            <chart:data-point/>
          </chart:series>
          <chart:series chart:style-name="ch16" chart:values-cell-range-address="Dates.J16:Dates.J16" chart:label-cell-address="Dates.A16:Dates.A16" chart:class="chart:bar">
            <chart:data-point/>
          </chart:series>
          <chart:series chart:style-name="ch17" chart:values-cell-range-address="Dates.J17:Dates.J17" chart:label-cell-address="Dates.A17:Dates.A17" chart:class="chart:bar">
            <chart:data-point/>
          </chart:series>
          <chart:series chart:style-name="ch18" chart:values-cell-range-address="Dates.J18:Dates.J18" chart:label-cell-address="Dates.A18:Dates.A18" chart:class="chart:bar">
            <chart:data-point/>
          </chart:series>
          <chart:series chart:style-name="ch6" chart:values-cell-range-address="Dates.J19:Dates.J19" chart:label-cell-address="Dates.A19:Dates.A19" chart:class="chart:bar">
            <chart:data-point/>
          </chart:series>
          <chart:series chart:style-name="ch7" chart:values-cell-range-address="Dates.J20:Dates.J20" chart:label-cell-address="Dates.A20:Dates.A20" chart:class="chart:bar">
            <chart:data-point/>
          </chart:series>
          <chart:series chart:style-name="ch8" chart:values-cell-range-address="Dates.J21:Dates.J21" chart:label-cell-address="Dates.A21:Dates.A21" chart:class="chart:bar">
            <chart:data-point/>
          </chart:series>
          <chart:series chart:style-name="ch9" chart:values-cell-range-address="Dates.J22:Dates.J22" chart:label-cell-address="Dates.A22:Dates.A22" chart:class="chart:bar">
            <chart:data-point/>
          </chart:series>
          <chart:series chart:style-name="ch10" chart:values-cell-range-address="Dates.J23:Dates.J23" chart:label-cell-address="Dates.A23:Dates.A23" chart:class="chart:bar">
            <chart:data-point/>
          </chart:series>
          <chart:series chart:style-name="ch11" chart:values-cell-range-address="Dates.J24:Dates.J24" chart:label-cell-address="Dates.A24:Dates.A24" chart:class="chart:bar">
            <chart:data-point/>
          </chart:series>
          <chart:series chart:style-name="ch12" chart:values-cell-range-address="Dates.J25:Dates.J25" chart:label-cell-address="Dates.A25:Dates.A25" chart:class="chart:bar">
            <chart:data-point/>
          </chart:series>
          <chart:series chart:style-name="ch13" chart:values-cell-range-address="Dates.J26:Dates.J26" chart:label-cell-address="Dates.A26:Dates.A26" chart:class="chart:bar">
            <chart:data-point/>
          </chart:series>
          <chart:series chart:style-name="ch14" chart:values-cell-range-address="Dates.J27:Dates.J27" chart:label-cell-address="Dates.A27:Dates.A27" chart:class="chart:bar">
            <chart:data-point/>
          </chart:series>
          <chart:series chart:style-name="ch15" chart:values-cell-range-address="Dates.J28:Dates.J28" chart:label-cell-address="Dates.A28:Dates.A28" chart:class="chart:bar">
            <chart:data-point/>
          </chart:series>
          <chart:series chart:style-name="ch16" chart:values-cell-range-address="Dates.J29:Dates.J29" chart:label-cell-address="Dates.A29:Dates.A29" chart:class="chart:bar">
            <chart:data-point/>
          </chart:series>
          <chart:series chart:style-name="ch17" chart:values-cell-range-address="Dates.J30:Dates.J30" chart:label-cell-address="Dates.A30:Dates.A30" chart:class="chart:bar">
            <chart:data-point/>
          </chart:series>
          <chart:series chart:style-name="ch18" chart:values-cell-range-address="Dates.J31:Dates.J31" chart:label-cell-address="Dates.A31:Dates.A31" chart:class="chart:bar">
            <chart:data-point/>
          </chart:series>
          <chart:series chart:style-name="ch6" chart:values-cell-range-address="Dates.J32:Dates.J32" chart:label-cell-address="Dates.A32:Dates.A32" chart:class="chart:bar">
            <chart:data-point/>
          </chart:series>
          <chart:series chart:style-name="ch7" chart:values-cell-range-address="Dates.J33:Dates.J33" chart:label-cell-address="Dates.A33:Dates.A33" chart:class="chart:bar">
            <chart:data-point/>
          </chart:series>
          <chart:series chart:style-name="ch8" chart:values-cell-range-address="Dates.J34:Dates.J34" chart:label-cell-address="Dates.A34:Dates.A34" chart:class="chart:bar">
            <chart:data-point/>
          </chart:series>
          <chart:series chart:style-name="ch9" chart:values-cell-range-address="Dates.J35:Dates.J35" chart:label-cell-address="Dates.A35:Dates.A35" chart:class="chart:bar">
            <chart:data-point/>
          </chart:series>
          <chart:series chart:style-name="ch10" chart:values-cell-range-address="Dates.J36:Dates.J36" chart:label-cell-address="Dates.A36:Dates.A36" chart:class="chart:bar">
            <chart:data-point/>
          </chart:series>
          <chart:series chart:style-name="ch11" chart:values-cell-range-address="Dates.J37:Dates.J37" chart:label-cell-address="Dates.A37:Dates.A37" chart:class="chart:bar">
            <chart:data-point/>
          </chart:series>
          <chart:series chart:style-name="ch12" chart:values-cell-range-address="Dates.J38:Dates.J38" chart:label-cell-address="Dates.A38:Dates.A38" chart:class="chart:bar">
            <chart:data-point/>
          </chart:series>
          <chart:series chart:style-name="ch13" chart:values-cell-range-address="Dates.J39:Dates.J39" chart:label-cell-address="Dates.A39:Dates.A3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01/01/00</text:p>
                <draw:g>
                  <svg:desc>Dates.A6:Dates.A6</svg:desc>
                </draw:g>
              </table:table-cell>
              <table:table-cell office:value-type="float" office:value="0">
                <text:p>0</text:p>
                <draw:g>
                  <svg:desc>Dates.J6:Dates.J6</svg:desc>
                </draw:g>
              </table:table-cell>
            </table:table-row>
            <table:table-row>
              <table:table-cell office:value-type="string">
                <text:p>20/08/04</text:p>
                <draw:g>
                  <svg:desc>Dates.A7:Dates.A7</svg:desc>
                </draw:g>
              </table:table-cell>
              <table:table-cell office:value-type="float" office:value="241.09">
                <text:p>241.09</text:p>
                <draw:g>
                  <svg:desc>Dates.J7:Dates.J7</svg:desc>
                </draw:g>
              </table:table-cell>
            </table:table-row>
            <table:table-row>
              <table:table-cell office:value-type="string">
                <text:p>24/08/04</text:p>
                <draw:g>
                  <svg:desc>Dates.A8:Dates.A8</svg:desc>
                </draw:g>
              </table:table-cell>
              <table:table-cell office:value-type="float" office:value="489.75">
                <text:p>489.75</text:p>
                <draw:g>
                  <svg:desc>Dates.J8:Dates.J8</svg:desc>
                </draw:g>
              </table:table-cell>
            </table:table-row>
            <table:table-row>
              <table:table-cell office:value-type="string">
                <text:p>15/01/05</text:p>
                <draw:g>
                  <svg:desc>Dates.A9:Dates.A9</svg:desc>
                </draw:g>
              </table:table-cell>
              <table:table-cell office:value-type="float" office:value="613.55">
                <text:p>613.55</text:p>
                <draw:g>
                  <svg:desc>Dates.J9:Dates.J9</svg:desc>
                </draw:g>
              </table:table-cell>
            </table:table-row>
            <table:table-row>
              <table:table-cell office:value-type="string">
                <text:p>02/07/05</text:p>
                <draw:g>
                  <svg:desc>Dates.A10:Dates.A10</svg:desc>
                </draw:g>
              </table:table-cell>
              <table:table-cell office:value-type="float" office:value="41.34">
                <text:p>41.34</text:p>
                <draw:g>
                  <svg:desc>Dates.J10:Dates.J10</svg:desc>
                </draw:g>
              </table:table-cell>
            </table:table-row>
            <table:table-row>
              <table:table-cell office:value-type="string">
                <text:p>03/07/05</text:p>
                <draw:g>
                  <svg:desc>Dates.A11:Dates.A11</svg:desc>
                </draw:g>
              </table:table-cell>
              <table:table-cell office:value-type="float" office:value="261.89">
                <text:p>261.89</text:p>
                <draw:g>
                  <svg:desc>Dates.J11:Dates.J11</svg:desc>
                </draw:g>
              </table:table-cell>
            </table:table-row>
            <table:table-row>
              <table:table-cell office:value-type="string">
                <text:p>04/07/05</text:p>
                <draw:g>
                  <svg:desc>Dates.A12:Dates.A12</svg:desc>
                </draw:g>
              </table:table-cell>
              <table:table-cell office:value-type="float" office:value="1400.47">
                <text:p>1400.47</text:p>
                <draw:g>
                  <svg:desc>Dates.J12:Dates.J12</svg:desc>
                </draw:g>
              </table:table-cell>
            </table:table-row>
            <table:table-row>
              <table:table-cell office:value-type="string">
                <text:p>09/07/05</text:p>
                <draw:g>
                  <svg:desc>Dates.A13:Dates.A13</svg:desc>
                </draw:g>
              </table:table-cell>
              <table:table-cell office:value-type="float" office:value="162.2">
                <text:p>162.2</text:p>
                <draw:g>
                  <svg:desc>Dates.J13:Dates.J13</svg:desc>
                </draw:g>
              </table:table-cell>
            </table:table-row>
            <table:table-row>
              <table:table-cell office:value-type="string">
                <text:p>16/05/06</text:p>
                <draw:g>
                  <svg:desc>Dates.A14:Dates.A14</svg:desc>
                </draw:g>
              </table:table-cell>
              <table:table-cell office:value-type="float" office:value="548.88">
                <text:p>548.88</text:p>
                <draw:g>
                  <svg:desc>Dates.J14:Dates.J14</svg:desc>
                </draw:g>
              </table:table-cell>
            </table:table-row>
            <table:table-row>
              <table:table-cell office:value-type="string">
                <text:p>03/06/06</text:p>
                <draw:g>
                  <svg:desc>Dates.A15:Dates.A15</svg:desc>
                </draw:g>
              </table:table-cell>
              <table:table-cell office:value-type="float" office:value="215.17">
                <text:p>215.17</text:p>
                <draw:g>
                  <svg:desc>Dates.J15:Dates.J15</svg:desc>
                </draw:g>
              </table:table-cell>
            </table:table-row>
            <table:table-row>
              <table:table-cell office:value-type="string">
                <text:p>12/07/06</text:p>
                <draw:g>
                  <svg:desc>Dates.A16:Dates.A16</svg:desc>
                </draw:g>
              </table:table-cell>
              <table:table-cell office:value-type="float" office:value="307.9">
                <text:p>307.9</text:p>
                <draw:g>
                  <svg:desc>Dates.J16:Dates.J16</svg:desc>
                </draw:g>
              </table:table-cell>
            </table:table-row>
            <table:table-row>
              <table:table-cell office:value-type="string">
                <text:p>29/07/06</text:p>
                <draw:g>
                  <svg:desc>Dates.A17:Dates.A17</svg:desc>
                </draw:g>
              </table:table-cell>
              <table:table-cell office:value-type="float" office:value="224.91">
                <text:p>224.91</text:p>
                <draw:g>
                  <svg:desc>Dates.J17:Dates.J17</svg:desc>
                </draw:g>
              </table:table-cell>
            </table:table-row>
            <table:table-row>
              <table:table-cell office:value-type="string">
                <text:p>12/08/06</text:p>
                <draw:g>
                  <svg:desc>Dates.A18:Dates.A18</svg:desc>
                </draw:g>
              </table:table-cell>
              <table:table-cell office:value-type="float" office:value="212.08">
                <text:p>212.08</text:p>
                <draw:g>
                  <svg:desc>Dates.J18:Dates.J18</svg:desc>
                </draw:g>
              </table:table-cell>
            </table:table-row>
            <table:table-row>
              <table:table-cell office:value-type="string">
                <text:p>21/09/06</text:p>
                <draw:g>
                  <svg:desc>Dates.A19:Dates.A19</svg:desc>
                </draw:g>
              </table:table-cell>
              <table:table-cell office:value-type="float" office:value="334.51">
                <text:p>334.51</text:p>
                <draw:g>
                  <svg:desc>Dates.J19:Dates.J19</svg:desc>
                </draw:g>
              </table:table-cell>
            </table:table-row>
            <table:table-row>
              <table:table-cell office:value-type="string">
                <text:p>03/02/07</text:p>
                <draw:g>
                  <svg:desc>Dates.A20:Dates.A20</svg:desc>
                </draw:g>
              </table:table-cell>
              <table:table-cell office:value-type="float" office:value="74.17">
                <text:p>74.17</text:p>
                <draw:g>
                  <svg:desc>Dates.J20:Dates.J20</svg:desc>
                </draw:g>
              </table:table-cell>
            </table:table-row>
            <table:table-row>
              <table:table-cell office:value-type="string">
                <text:p>30/06/07</text:p>
                <draw:g>
                  <svg:desc>Dates.A21:Dates.A21</svg:desc>
                </draw:g>
              </table:table-cell>
              <table:table-cell office:value-type="float" office:value="498.43">
                <text:p>498.43</text:p>
                <draw:g>
                  <svg:desc>Dates.J21:Dates.J21</svg:desc>
                </draw:g>
              </table:table-cell>
            </table:table-row>
            <table:table-row>
              <table:table-cell office:value-type="string">
                <text:p>14/07/07</text:p>
                <draw:g>
                  <svg:desc>Dates.A22:Dates.A22</svg:desc>
                </draw:g>
              </table:table-cell>
              <table:table-cell office:value-type="float" office:value="707.21">
                <text:p>707.21</text:p>
                <draw:g>
                  <svg:desc>Dates.J22:Dates.J22</svg:desc>
                </draw:g>
              </table:table-cell>
            </table:table-row>
            <table:table-row>
              <table:table-cell office:value-type="string">
                <text:p>01/08/07</text:p>
                <draw:g>
                  <svg:desc>Dates.A23:Dates.A23</svg:desc>
                </draw:g>
              </table:table-cell>
              <table:table-cell office:value-type="float" office:value="247.81">
                <text:p>247.81</text:p>
                <draw:g>
                  <svg:desc>Dates.J23:Dates.J23</svg:desc>
                </draw:g>
              </table:table-cell>
            </table:table-row>
            <table:table-row>
              <table:table-cell office:value-type="string">
                <text:p>01/09/07</text:p>
                <draw:g>
                  <svg:desc>Dates.A24:Dates.A24</svg:desc>
                </draw:g>
              </table:table-cell>
              <table:table-cell office:value-type="float" office:value="572.01">
                <text:p>572.01</text:p>
                <draw:g>
                  <svg:desc>Dates.J24:Dates.J24</svg:desc>
                </draw:g>
              </table:table-cell>
            </table:table-row>
            <table:table-row>
              <table:table-cell office:value-type="string">
                <text:p>14/09/07</text:p>
                <draw:g>
                  <svg:desc>Dates.A25:Dates.A25</svg:desc>
                </draw:g>
              </table:table-cell>
              <table:table-cell office:value-type="float" office:value="639.09">
                <text:p>639.09</text:p>
                <draw:g>
                  <svg:desc>Dates.J25:Dates.J25</svg:desc>
                </draw:g>
              </table:table-cell>
            </table:table-row>
            <table:table-row>
              <table:table-cell office:value-type="string">
                <text:p>10/11/07</text:p>
                <draw:g>
                  <svg:desc>Dates.A26:Dates.A26</svg:desc>
                </draw:g>
              </table:table-cell>
              <table:table-cell office:value-type="float" office:value="419.84">
                <text:p>419.84</text:p>
                <draw:g>
                  <svg:desc>Dates.J26:Dates.J26</svg:desc>
                </draw:g>
              </table:table-cell>
            </table:table-row>
            <table:table-row>
              <table:table-cell office:value-type="string">
                <text:p>08/05/08</text:p>
                <draw:g>
                  <svg:desc>Dates.A27:Dates.A27</svg:desc>
                </draw:g>
              </table:table-cell>
              <table:table-cell office:value-type="float" office:value="0">
                <text:p>0</text:p>
                <draw:g>
                  <svg:desc>Dates.J27:Dates.J27</svg:desc>
                </draw:g>
              </table:table-cell>
            </table:table-row>
            <table:table-row>
              <table:table-cell office:value-type="string">
                <text:p>17/05/08</text:p>
                <draw:g>
                  <svg:desc>Dates.A28:Dates.A28</svg:desc>
                </draw:g>
              </table:table-cell>
              <table:table-cell office:value-type="float" office:value="151.35">
                <text:p>151.35</text:p>
                <draw:g>
                  <svg:desc>Dates.J28:Dates.J28</svg:desc>
                </draw:g>
              </table:table-cell>
            </table:table-row>
            <table:table-row>
              <table:table-cell office:value-type="string">
                <text:p>24/05/08</text:p>
                <draw:g>
                  <svg:desc>Dates.A29:Dates.A29</svg:desc>
                </draw:g>
              </table:table-cell>
              <table:table-cell office:value-type="float" office:value="254.15">
                <text:p>254.15</text:p>
                <draw:g>
                  <svg:desc>Dates.J29:Dates.J29</svg:desc>
                </draw:g>
              </table:table-cell>
            </table:table-row>
            <table:table-row>
              <table:table-cell office:value-type="string">
                <text:p>27/09/08</text:p>
                <draw:g>
                  <svg:desc>Dates.A30:Dates.A30</svg:desc>
                </draw:g>
              </table:table-cell>
              <table:table-cell office:value-type="float" office:value="608.14">
                <text:p>608.14</text:p>
                <draw:g>
                  <svg:desc>Dates.J30:Dates.J30</svg:desc>
                </draw:g>
              </table:table-cell>
            </table:table-row>
            <table:table-row>
              <table:table-cell office:value-type="string">
                <text:p>07/05/09</text:p>
                <draw:g>
                  <svg:desc>Dates.A31:Dates.A31</svg:desc>
                </draw:g>
              </table:table-cell>
              <table:table-cell office:value-type="float" office:value="117.98">
                <text:p>117.98</text:p>
                <draw:g>
                  <svg:desc>Dates.J31:Dates.J31</svg:desc>
                </draw:g>
              </table:table-cell>
            </table:table-row>
            <table:table-row>
              <table:table-cell office:value-type="string">
                <text:p>01/08/09</text:p>
                <draw:g>
                  <svg:desc>Dates.A32:Dates.A32</svg:desc>
                </draw:g>
              </table:table-cell>
              <table:table-cell office:value-type="float" office:value="26.02">
                <text:p>26.02</text:p>
                <draw:g>
                  <svg:desc>Dates.J32:Dates.J32</svg:desc>
                </draw:g>
              </table:table-cell>
            </table:table-row>
            <table:table-row>
              <table:table-cell office:value-type="string">
                <text:p>26/09/09</text:p>
                <draw:g>
                  <svg:desc>Dates.A33:Dates.A33</svg:desc>
                </draw:g>
              </table:table-cell>
              <table:table-cell office:value-type="float" office:value="663.26">
                <text:p>663.26</text:p>
                <draw:g>
                  <svg:desc>Dates.J33:Dates.J33</svg:desc>
                </draw:g>
              </table:table-cell>
            </table:table-row>
            <table:table-row>
              <table:table-cell office:value-type="string">
                <text:p>26/06/10</text:p>
                <draw:g>
                  <svg:desc>Dates.A34:Dates.A34</svg:desc>
                </draw:g>
              </table:table-cell>
              <table:table-cell office:value-type="float" office:value="306.13">
                <text:p>306.13</text:p>
                <draw:g>
                  <svg:desc>Dates.J34:Dates.J34</svg:desc>
                </draw:g>
              </table:table-cell>
            </table:table-row>
            <table:table-row>
              <table:table-cell office:value-type="string">
                <text:p>11/11/11</text:p>
                <draw:g>
                  <svg:desc>Dates.A35:Dates.A35</svg:desc>
                </draw:g>
              </table:table-cell>
              <table:table-cell office:value-type="float" office:value="291.17">
                <text:p>291.17</text:p>
                <draw:g>
                  <svg:desc>Dates.J35:Dates.J35</svg:desc>
                </draw:g>
              </table:table-cell>
            </table:table-row>
            <table:table-row>
              <table:table-cell office:value-type="string">
                <text:p>30/12/12</text:p>
                <draw:g>
                  <svg:desc>Dates.A36:Dates.A36</svg:desc>
                </draw:g>
              </table:table-cell>
              <table:table-cell office:value-type="float" office:value="216.55">
                <text:p>216.55</text:p>
                <draw:g>
                  <svg:desc>Dates.J36:Dates.J36</svg:desc>
                </draw:g>
              </table:table-cell>
            </table:table-row>
            <table:table-row>
              <table:table-cell office:value-type="string">
                <text:p>22/06/13</text:p>
                <draw:g>
                  <svg:desc>Dates.A37:Dates.A37</svg:desc>
                </draw:g>
              </table:table-cell>
              <table:table-cell office:value-type="float" office:value="478.82">
                <text:p>478.82</text:p>
                <draw:g>
                  <svg:desc>Dates.J37:Dates.J37</svg:desc>
                </draw:g>
              </table:table-cell>
            </table:table-row>
            <table:table-row>
              <table:table-cell office:value-type="string">
                <text:p>24/08/13</text:p>
                <draw:g>
                  <svg:desc>Dates.A38:Dates.A38</svg:desc>
                </draw:g>
              </table:table-cell>
              <table:table-cell office:value-type="float" office:value="59.99">
                <text:p>59.99</text:p>
                <draw:g>
                  <svg:desc>Dates.J38:Dates.J38</svg:desc>
                </draw:g>
              </table:table-cell>
            </table:table-row>
            <table:table-row>
              <table:table-cell office:value-type="string">
                <text:p>27/08/13</text:p>
                <draw:g>
                  <svg:desc>Dates.A39:Dates.A39</svg:desc>
                </draw:g>
              </table:table-cell>
              <table:table-cell office:value-type="float" office:value="60.6">
                <text:p>60.6</text:p>
                <draw:g>
                  <svg:desc>Dates.J39:Dates.J3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